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dbae" officeooo:paragraph-rsid="000edbae"/>
    </style:style>
    <style:style style:name="P2" style:family="paragraph" style:parent-style-name="Text_20_body">
      <style:paragraph-properties fo:text-align="end" style:justify-single-word="false"/>
      <style:text-properties officeooo:rsid="000edbae" officeooo:paragraph-rsid="000edbae"/>
    </style:style>
    <style:style style:name="P3" style:family="paragraph" style:parent-style-name="Text_20_body">
      <style:paragraph-properties fo:text-align="center" style:justify-single-word="false"/>
      <style:text-properties officeooo:rsid="000edbae" officeooo:paragraph-rsid="000edbae"/>
    </style:style>
    <style:style style:name="P4" style:family="paragraph" style:parent-style-name="Text_20_body">
      <style:paragraph-properties fo:text-align="center" style:justify-single-word="false"/>
      <style:text-properties style:text-position="0% 100%" style:text-underline-style="none" officeooo:rsid="000f68a2" officeooo:paragraph-rsid="000edbae"/>
    </style:style>
    <style:style style:name="P5" style:family="paragraph" style:parent-style-name="Text_20_body">
      <style:text-properties officeooo:rsid="00133b56" officeooo:paragraph-rsid="00133b56"/>
    </style:style>
    <style:style style:name="P6" style:family="paragraph" style:parent-style-name="Text_20_body">
      <style:text-properties officeooo:rsid="00133b56" officeooo:paragraph-rsid="0014c7ff"/>
    </style:style>
    <style:style style:name="P7" style:family="paragraph" style:parent-style-name="Heading_20_2">
      <style:text-properties officeooo:paragraph-rsid="00133b56"/>
    </style:style>
    <style:style style:name="P8" style:family="paragraph" style:parent-style-name="Heading_20_2">
      <style:text-properties officeooo:rsid="00161fe9" officeooo:paragraph-rsid="00174f01"/>
    </style:style>
    <style:style style:name="T1" style:family="text">
      <style:text-properties style:text-position="super 58%" officeooo:rsid="000f68a2"/>
    </style:style>
    <style:style style:name="T2" style:family="text">
      <style:text-properties style:text-position="0% 100%" style:text-underline-style="none" officeooo:rsid="000f68a2"/>
    </style:style>
    <style:style style:name="T3" style:family="text">
      <style:text-properties officeooo:rsid="0014c7ff"/>
    </style:style>
    <style:style style:name="T4" style:family="text">
      <style:text-properties officeooo:rsid="001caf31"/>
    </style:style>
    <style:style style:name="T5" style:family="text">
      <style:text-properties officeooo:rsid="00174f01"/>
    </style:style>
    <style:style style:name="T6" style:family="text">
      <style:text-properties officeooo:rsid="0019de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 D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Revo</text:p>
      <text:p text:style-name="P2"/>
      <text:p text:style-name="P2"/>
      <text:p text:style-name="P2"/>
      <text:p text:style-name="P2"/>
      <text:p text:style-name="P2"/>
      <text:p text:style-name="P2">Prepared by RevoTeam</text:p>
      <text:p text:style-name="P2">Manh Nguyen Tien</text:p>
      <text:p text:style-name="P2">Hiep Hoang 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<text:span text:style-name="T1">th</text:span> <text:span text:style-name="T2">June, 2017</text:span></text:p>
      <text:p text:style-name="P4"/>
      <text:h text:style-name="Heading_20_1" text:outline-level="1"><text:soft-page-break/>1. Overview</text:h>
      <text:h text:style-name="Heading_20_2" text:outline-level="2">1.1 Scope</text:h>
      <text:p text:style-name="P6">This document specify high level design and technology for Revo project. It covers the web client and API server’s architecture as well as database design, security and performance decisions.</text:p>
      <text:h text:style-name="P8" text:outline-level="2">1.<text:span text:style-name="T5">2</text:span> Definitions, acronyms and ab<text:span text:style-name="T4">b</text:span>reviations</text:h>
      <text:h text:style-name="P7" text:outline-level="2">References</text:h>
      <text:p text:style-name="P5">1016-2009 - IEEE Standard for Information Technology--Systems Design--Software Design Descriptions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48:31.713180737</meta:creation-date>
    <meta:generator>LibreOffice/5.1.6.2$Linux_X86_64 LibreOffice_project/10m0$Build-2</meta:generator>
    <dc:date>2017-06-30T11:00:22.259993033</dc:date>
    <meta:editing-duration>PT42M5S</meta:editing-duration>
    <meta:editing-cycles>12</meta:editing-cycles>
    <meta:document-statistic meta:table-count="0" meta:image-count="0" meta:object-count="0" meta:page-count="2" meta:paragraph-count="12" meta:word-count="67" meta:character-count="455" meta:non-whitespace-character-count="401"/>
  </office:meta>
</office:document-meta>
</file>